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00009d" draw:stroke="none" fo:margin="1.000000000000000pt" style:wrap="biggest" style:wrap-dynamic-threshold="0.000000000000000pt" svg:fill-rule="evenodd"/>
    </style:style>
    <style:style style:name="gr3" style:family="graphic">
      <style:graphic-properties draw:fill="solid" draw:fill-color="#ffd400" draw:stroke="none" fo:margin="1.000000000000000pt" style:wrap="biggest" style:wrap-dynamic-threshold="0.000000000000000pt" svg:fill-rule="evenodd"/>
    </style:style>
    <style:style style:name="gr4" style:family="graphic">
      <style:graphic-properties draw:fill="solid" draw:fill-color="#000000"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807" draw:layer="" svg:width="50.00000000000pt" svg:height="100.00000000000pt"/>
          <draw:rect draw:style-name="gr2" draw:id="shape3" draw:name="rect808" draw:layer="" svg:width="50.00000000000pt" svg:height="100.00000000000pt" svg:x="100.00000000000pt" svg:y="0.00000000000pt"/>
          <draw:rect draw:style-name="gr3" draw:id="shape4" draw:name="rect809" draw:layer="" svg:width="50.00000000000pt" svg:height="100.00000000000pt" svg:x="50.00000000000pt" svg:y="0.00000000000pt"/>
          <draw:path draw:style-name="gr4" draw:id="shape5" draw:name="path803" draw:layer="" svg:width="18.86270289680pt" svg:height="40.71990248536pt" svg:x="74.52255677890pt" svg:y="29.57748725639pt" svg:viewBox="0 0 19 41" svg:d="M0.530702 40.6807C2.12993 40.7925 1.24635 40.6082 2.84558 40.7199C2.88275 37.558 2.9199 34.3961 2.95706 31.2342C5.00259 31.2342 7.04833 31.2342 9.09386 31.2342C9.05751 19.9054 13.4571 10.3568 18.7069 2.2633C19.0225 1.85729 18.8161 1.6827 18.4661 1.7725C14.504 2.39147 10.4277 4.47197 7.63544 7.36007C7.30964 7.76007 7.68223 7.82233 7.86642 7.79864C9.39554 7.34019 9.09427 9.05304 8.98339 9.74031C7.4161 14.7485 6.04826 19.6012 5.54612 25.3639C5.54551 25.7647 5.48243 26.0562 5.29243 26.0755C4.58582 26.1127 3.89466 26.1026 3.18022 26.1006C2.9197 26.103 2.86286 25.8152 2.84558 25.5427C2.88275 19.7396 2.83112 13.9367 2.86828 8.13353C2.88615 7.75062 4.27248 6.19608 4.49804 6.19005C5.20807 6.17179 5.50735 6.18925 6.30135 6.17578C6.50822 6.17418 6.55261 5.53692 6.31601 5.50598C5.83255 5.50598 4.93551 5.46181 4.45204 5.46181C4.22307 5.47066 0.97922 2.99619 0.971789 2.48772C0.934628 1.70663 0.956525 0.940206 0.919364 0.15912C0.961945 -0.0331398 0.0136976 -0.0773401 0.0267533 0.173789C0.0267533 0.843379 0.0267533 1.6757 0.0267533 2.3453C-0.135741 3.37992 0.493546 37.5189 0.530705 40.6807Z" koffice:nodeTypes="cccccccccccccccccccccccc"/>
          <draw:path draw:style-name="gr4" draw:id="shape6" draw:name="path806" draw:layer="" svg:width="18.86273278826pt" svg:height="40.71990248536pt" svg:x="56.57273759590pt" svg:y="29.57748725639pt" svg:viewBox="0 0 19 41" svg:d="M18.332 40.6807C16.7328 40.7925 17.6163 40.6082 16.0171 40.7199C15.98 37.558 15.9428 34.3961 15.9056 31.2342C13.8601 31.2342 11.8144 31.2342 9.76883 31.2342C9.80518 19.9054 5.4056 10.3568 0.155783 2.2633C-0.159765 1.85729 0.0465159 1.6827 0.396611 1.7725C4.35873 2.39147 8.43494 4.47197 11.2272 7.36007C11.553 7.76007 11.1805 7.82233 10.9963 7.79864C9.46714 7.34019 9.76842 9.05304 9.8793 9.74031C11.4466 14.7485 12.8144 19.6012 13.3166 25.3639C13.3172 25.7647 13.3803 26.0562 13.5703 26.0755C14.2768 26.1127 14.968 26.1026 15.6825 26.1006C15.943 26.103 15.9999 25.8152 16.0171 25.5427C15.98 19.7396 16.0316 13.9367 15.9944 8.13353C15.9766 7.75062 14.5902 6.19608 14.3646 6.19005C13.6546 6.17179 13.3554 6.18925 12.5614 6.17578C12.3545 6.17418 12.3101 5.53692 12.5467 5.50598C13.0302 5.50598 13.9272 5.46181 14.4107 5.46181C14.6396 5.47066 17.8835 2.99619 17.8909 2.48772C17.9281 1.70663 17.9062 0.940206 17.9433 0.15912C17.9008 -0.0331398 18.849 -0.0773401 18.836 0.173789C18.836 0.843379 18.836 1.6757 18.836 2.3453C18.9985 3.37992 18.3692 37.5189 18.332 40.6807Z" koffice:nodeTypes="cccccccccccccccccccc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08:21</dc:date>
    <meta:creation-date>2011-05-22T06:11:57</meta:creation-date>
    <dc:creator>Yue Liu</dc:creator>
  </office:meta>
</office:document-meta>
</file>